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solid" style:text-underline-width="auto" style:text-underline-color="font-color"/>
    </style:style>
    <style:style style:name="T4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4a</text:p>
      <text:p text:style-name="P2">American Genizah Project: Partnership for Posterity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7, FF 4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Manuscript<text:tab/></text:p>
      <text:p text:style-name="P3"><text:s/>(manuscript or typescript) <text:tab/><text:tab/><text:tab/><text:tab/></text:p>
      <text:p text:style-name="P3">Language (s)<text:tab/><text:tab/><text:tab/><text:tab/><text:tab/>English<text:tab/><text:tab/><text:tab/><text:tab/><text:tab/></text:p>
      <text:p text:style-name="P3">Author of letter<text:tab/><text:tab/><text:tab/><text:tab/>Percy A. Sanguinetti<text:tab/></text:p>
      <text:p text:style-name="P3">Signed letter<text:tab/><text:tab/><text:tab/><text:tab/><text:tab/>Y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Sabato Morais</text:p>
      <text:p text:style-name="P3">Addressee as “Editor”<text:tab/><text:tab/><text:tab/><text:tab/></text:p>
      <text:p text:style-name="P3">Date (derived from Hebrew Date)<text:tab/><text:tab/></text:p>
      <text:p text:style-name="P3">Date (derived from Gregorian calendar)<text:tab/>November 5, 1893</text:p>
      <text:p text:style-name="P3">Month<text:tab/><text:tab/><text:tab/><text:tab/><text:tab/><text:tab/>November</text:p>
      <text:p text:style-name="P3">Year<text:tab/><text:tab/><text:tab/><text:tab/><text:tab/><text:tab/>1893</text:p>
      <text:p text:style-name="P3">Hebrew Date<text:tab/><text:tab/><text:tab/><text:tab/><text:tab/></text:p>
      <text:p text:style-name="P3">Undated</text:p>
      <text:p text:style-name="P3">City<text:tab/><text:tab/><text:tab/><text:tab/><text:tab/><text:tab/>Chicago</text:p>
      <text:p text:style-name="P3">State<text:tab/><text:tab/><text:tab/><text:tab/><text:tab/><text:tab/>IL</text:p>
      <text:p text:style-name="P3">Country<text:tab/><text:tab/><text:tab/><text:tab/><text:tab/>USA</text:p>
      <text:p text:style-name="P3">Subject<text:tab/><text:tab/><text:tab/><text:tab/><text:tab/>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Y</text:p>
      <text:p text:style-name="P3">(Synagogue) Sermon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><text:soft-page-break/></text:p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</text:p>
      <text:p text:style-name="P3">Number of Pages<text:tab/><text:tab/><text:tab/><text:tab/>1</text:p>
      <text:p text:style-name="P3">Number of Sheets<text:tab/><text:tab/><text:tab/><text:tab/>1</text:p>
      <text:p text:style-name="P3">Fragment<text:tab/><text:tab/><text:tab/><text:tab/><text:tab/></text:p>
      <text:p text:style-name="P3">Pagination </text:p>
      <text:p text:style-name="P3">Foliation</text:p>
      <text:p text:style-name="P3">Additional Numeration</text:p>
      <text:p text:style-name="P3">Envelope<text:tab/><text:tab/><text:tab/><text:tab/><text:tab/></text:p>
      <text:p text:style-name="P3">Stamp<text:tab/><text:tab/><text:tab/><text:tab/><text:tab/><text:tab/></text:p>
      <text:p text:style-name="P3">Postma<text:tab/>rk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</text:p>
      <text:p text:style-name="P3">Additional Places mentioned: </text:p>
      <text:p text:style-name="P3">Additional Dates mentioned:</text:p>
      <text:p text:style-name="P3"/>
      <text:p text:style-name="P3">VI. No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II Transcription</text:p>
      <text:p text:style-name="P4">(Symbols: ?=uncertain; []=supplied information; /=end of line)</text:p>
      <text:p text:style-name="P4"/>
      <text:p text:style-name="P5">Chicago: Nov 5<text:span text:style-name="T1">th</text:span><text:span text:style-name="T2">[/ inserted by author]93/</text:span></text:p>
      <text:p text:style-name="P4"><text:span text:style-name="T2">Dear Doctor-/</text:span></text:p>
      <text:p text:style-name="P4"><text:span text:style-name="T2"><text:tab/>I send you herewith a/ little souvenir of the Exposition/ which I hope you will find interesting./ <text:s/>It came from the Russian section/ of the Manufacture Bldg; &amp; I am/ assured that it is correct= I was/ told that the original was specially/ written, &amp; the copies, of which the one/ I send is an example, were photo=/graphed=/</text:span></text:p>
      <text:p text:style-name="P4"><text:span text:style-name="T2"><text:tab/>My sisters wrote me that/ you spoke very consolingly at the/ funeral of my lamented mother--a/ number of considerations prevented my/ being in attendance, which I regret very/ much./</text:span></text:p>
      <text:p text:style-name="P4"><text:span text:style-name="T2"><text:tab/>I hope that your health is/ completely restored, and with many/ wishes for your welfare, in which/ Sallie joins, believe me/ very sincerely yours/ Percy A Sanguinetti/</text:span></text:p>
      <text:p text:style-name="P4"><text:span text:style-name="T2"><text:tab/>The Brighton/</text:span></text:p>
      <text:p text:style-name="P4"><text:span text:style-name="T2"><text:tab/>41st &amp; </text:span><text:span text:style-name="T3">Indiana Ave.</text:span><text:span text:style-name="T4">/</text:span></text:p>
      <text:p text:style-name="P4"><text:span text:style-name="T4">The Rev. Dr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1:20:41.25</meta:creation-date>
    <dc:date>2011-12-19T11:33:23.45</dc:date>
    <dc:creator>Penn Libraries</dc:creator>
    <meta:editing-duration>PT00H12M4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98" meta:character-count="2053"/>
  </office:meta>
</office:document-meta>
</file>